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71b25" officeooo:paragraph-rsid="00029acc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2pt" fo:font-weight="bold" officeooo:rsid="00a80b24" officeooo:paragraph-rsid="00029acc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551c4" officeooo:paragraph-rsid="00029acc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a71b25" officeooo:paragraph-rsid="00029acc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Arial" fo:font-size="22pt" fo:font-weight="bold" officeooo:rsid="00a551c4" officeooo:paragraph-rsid="00029acc" style:font-size-asian="22pt" style:font-weight-asian="bold" style:font-size-complex="22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Arial" fo:font-size="18pt" fo:font-weight="bold" officeooo:rsid="00a71b25" officeooo:paragraph-rsid="00029acc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text-position="0% 100%" style:font-name="Arial" fo:font-size="12pt" fo:font-weight="bold" officeooo:rsid="00a71b25" officeooo:paragraph-rsid="00029acc" style:font-size-asian="12pt" style:font-weight-asian="bold" style:font-size-complex="12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normal" officeooo:rsid="00a7bcfb" style:font-weight-asian="normal" style:font-weight-complex="normal"/>
    </style:style>
    <style:style style:name="T4" style:family="text">
      <style:text-properties style:text-position="0% 100%" fo:font-weight="normal" officeooo:rsid="00a80b24" style:font-weight-asian="normal" style:font-weight-complex="normal"/>
    </style:style>
    <style:style style:name="T5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6" style:family="text">
      <style:text-properties style:text-position="0% 100%" fo:font-weight="normal" officeooo:rsid="00a80b24" fo:background-color="#fff200" loext:char-shading-value="0" style:font-weight-asian="normal" style:font-weight-complex="normal"/>
    </style:style>
    <style:style style:name="T7" style:family="text">
      <style:text-properties style:text-position="0% 100%" officeooo:rsid="00a7bcfb"/>
    </style:style>
    <style:style style:name="T8" style:family="text">
      <style:text-properties style:text-position="0% 100%" fo:font-weight="bold" officeooo:rsid="00a7bcfb" style:font-weight-asian="bold" style:font-weight-complex="bold"/>
    </style:style>
    <style:style style:name="T9" style:family="text">
      <style:text-properties style:text-position="0% 100%" fo:font-weight="bold" officeooo:rsid="00a80b24" style:font-weight-asian="bold" style:font-weight-complex="bold"/>
    </style:style>
    <style:style style:name="T10" style:family="text">
      <style:text-properties style:text-position="0% 100%" officeooo:rsid="00a80b24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officeooo:rsid="00a4e82a" style:font-size-asian="24pt" style:font-size-complex="2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a7bcfb" style:font-weight-asian="normal" style:font-weight-complex="normal"/>
    </style:style>
    <style:style style:name="T15" style:family="text">
      <style:text-properties fo:font-weight="normal" officeooo:rsid="00a80b24" style:font-weight-asian="normal" style:font-weight-complex="normal"/>
    </style:style>
    <style:style style:name="T16" style:family="text">
      <style:text-properties fo:font-weight="normal" fo:background-color="#fff200" loext:char-shading-value="0" style:font-weight-asian="normal" style:font-weight-complex="normal"/>
    </style:style>
    <style:style style:name="T17" style:family="text">
      <style:text-properties fo:color="#ffffff" fo:background-color="#2a6099" loext:char-shading-value="0"/>
    </style:style>
    <style:style style:name="T18" style:family="text">
      <style:text-properties fo:color="#ffffff" fo:font-weight="normal" fo:background-color="#2a6099" loext:char-shading-value="0" style:font-weight-asian="normal" style:font-weight-complex="normal"/>
    </style:style>
    <style:style style:name="T19" style:family="text">
      <style:text-properties fo:color="#ffffff" fo:font-weight="normal" officeooo:rsid="00a7bcfb" fo:background-color="#2a6099" loext:char-shading-value="0" style:font-weight-asian="normal" style:font-weight-complex="normal"/>
    </style:style>
    <style:style style:name="T20" style:family="text">
      <style:text-properties fo:color="#ffffff" fo:font-weight="normal" fo:background-color="#ff0000" loext:char-shading-value="0" style:font-weight-asian="normal" style:font-weight-complex="normal"/>
    </style:style>
    <style:style style:name="T21" style:family="text">
      <style:text-properties fo:color="#ffffff" fo:font-weight="normal" officeooo:rsid="00a7bcfb" fo:background-color="#ff0000" loext:char-shading-value="0" style:font-weight-asian="normal" style:font-weight-complex="normal"/>
    </style:style>
    <style:style style:name="T22" style:family="text">
      <style:text-properties fo:color="#ffffff" style:text-position="0% 100%" fo:font-weight="normal" fo:background-color="#2a6099" loext:char-shading-value="0" style:font-weight-asian="normal" style:font-weight-complex="normal"/>
    </style:style>
    <style:style style:name="T23" style:family="text">
      <style:text-properties fo:color="#ffffff" style:text-position="0% 100%" fo:font-weight="normal" officeooo:rsid="00a7bcfb" fo:background-color="#2a6099" loext:char-shading-value="0" style:font-weight-asian="normal" style:font-weight-complex="normal"/>
    </style:style>
    <style:style style:name="T24" style:family="text">
      <style:text-properties fo:color="#ffffff" style:text-position="0% 100%" fo:font-weight="normal" officeooo:rsid="00a80b24" fo:background-color="#2a6099" loext:char-shading-value="0" style:font-weight-asian="normal" style:font-weight-complex="normal"/>
    </style:style>
    <style:style style:name="T25" style:family="text">
      <style:text-properties fo:color="#ffffff" style:text-position="0% 100%" fo:font-weight="normal" officeooo:rsid="00a7bcfb" fo:background-color="#ff0000" loext:char-shading-value="0" style:font-weight-asian="normal" style:font-weight-complex="normal"/>
    </style:style>
    <style:style style:name="T26" style:family="text">
      <style:text-properties fo:background-color="#fff200" loext:char-shading-value="0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a7bcfb"/>
    </style:style>
    <style:style style:name="T29" style:family="text">
      <style:text-properties style:text-position="super 58%" officeooo:rsid="00a80b24"/>
    </style:style>
    <style:style style:name="T30" style:family="text">
      <style:text-properties officeooo:rsid="00a7bcfb"/>
    </style:style>
    <style:style style:name="T31" style:family="text">
      <style:text-properties officeooo:rsid="00a80b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V</text:span><text:span text:style-name="T11">LSM</text:span> </text:p>
      <text:p text:style-name="P3"/>
      <text:p text:style-name="P3">altra tecnice per ottimizzare gli indirizzi, piu versatile del subnetting perché adatta le dimensoni delle reti. Utile quando i numeri di host delle varie sottoreti sono molto diversi tra loro.</text:p>
      <text:p text:style-name="P3"/>
      <text:p text:style-name="P1">Si parte dalla rete di dimensione piu grande scalando realizzando fino alla piu piccola</text:p>
      <text:p text:style-name="P1"><text:span text:style-name="T13"/></text:p>
      <text:p text:style-name="P1"><text:span text:style-name="T13">→ Quasi sicurezza che non ci siano indirizzi assegnati a 2 sottoreti diverse (Overlaps)</text:span></text:p>
      <text:p text:style-name="P1"><text:span text:style-name="T13"/></text:p>
      <text:p text:style-name="P1"><text:span text:style-name="T13"/></text:p>
      <text:p text:style-name="P1">1. Decidiamo l’indirizzo da utilizzare <text:span text:style-name="T13">192.168.0.0</text:span></text:p>
      <text:p text:style-name="P1"><text:span text:style-name="T13"/></text:p>
      <text:p text:style-name="P1">→ Calcolo orientativo, controllare se la somma degli host delle LAN rientrano ampiamente negli host disponibili nell’indirizzo (Classe C = 256) a noi ne servono 138. Perfetto</text:p>
      <text:p text:style-name="P1"/>
      <text:p text:style-name="P6">LAN A (100):</text:p>
      <text:p text:style-name="P1"/>
      <text:p text:style-name="P4"><text:span text:style-name="T17">192.168.0.0</text:span><text:span text:style-name="T26">000 0000/25</text:span></text:p>
      <text:p text:style-name="P4"/>
      <text:p text:style-name="P1">Quanti bit ci servono per indirizzare gli host? E quanti ne lasciamo per l’indirizzamento della rete?</text:p>
      <text:p text:style-name="P1"/>
      <text:p text:style-name="P4">Con 100 host minimo di 7 bit (128) 2<text:span text:style-name="T27">7</text:span></text:p>
      <text:p text:style-name="P4"><text:span text:style-name="T27"/></text:p>
      <text:p text:style-name="P7">Indirizzo di rete (host a 0): <text:span text:style-name="T13">192.168.0.0</text:span></text:p>
      <text:p text:style-name="P7">Subnetmask (net a 1): <text:span text:style-name="T13">255.255.255.128 </text:span></text:p>
      <text:p text:style-name="P1">GW: <text:span text:style-name="T13">192.168.0.1 </text:span></text:p>
      <text:p text:style-name="P1">BC (host a 1):<text:span text:style-name="T13"> 192.168.0.127</text:span></text:p>
      <text:p text:style-name="P1"><text:span text:style-name="T13"/></text:p>
      <text:p text:style-name="P1"/>
      <text:p text:style-name="P1"/>
      <text:p text:style-name="P1"/>
      <text:p text:style-name="P6">LAN B (20):</text:p>
      <text:p text:style-name="P1"/>
      <text:p text:style-name="P1">Quanti bit ci servono per indirizzare gli host? E quanti ne lasciamo per l’indirizzamento della rete?</text:p>
      <text:p text:style-name="P1"/>
      <text:p text:style-name="P4">Con 20 host minimo di 5 bit (<text:span text:style-name="T30">64</text:span>) 2<text:span text:style-name="T27">5</text:span></text:p>
      <text:p text:style-name="P4"><text:span text:style-name="T27"/></text:p>
      <text:p text:style-name="P7">Dobbiamo fare la proiezione tra la LAN precedente e quella attuale per identificare il BIT significativo che va a modificare la LAN A per essere sicuri di non interferire</text:p>
      <text:p text:style-name="P1"><text:span text:style-name="T27"/></text:p>
      <text:p text:style-name="P1">LAN A: <text:span text:style-name="T18">192.168.0.0</text:span><text:span text:style-name="T16">000 0000/25</text:span></text:p>
      <text:p text:style-name="P1"><text:span text:style-name="T16"/></text:p>
      <text:p text:style-name="P1">LAN B: <text:span text:style-name="T18">192.168.0.100</text:span><text:span text:style-name="T16">0 0000/25</text:span></text:p>
      <text:p text:style-name="P4"><text:span text:style-name="T26"/></text:p>
      <text:p text:style-name="P7">Indirizzo di rete (host a 0): <text:span text:style-name="T13">192.168.0.128</text:span></text:p>
      <text:p text:style-name="P7"><text:soft-page-break/>Subnetmask (net a 1): <text:span text:style-name="T13">255.255.255.224</text:span></text:p>
      <text:p text:style-name="P1">GW: <text:span text:style-name="T13">192.168.0.129</text:span></text:p>
      <text:p text:style-name="P1">BC (host a 1):<text:span text:style-name="T13"> 192.168.0.1</text:span><text:span text:style-name="T14">59</text:span></text:p>
      <text:p text:style-name="P1"><text:span text:style-name="T14"/></text:p>
      <text:p text:style-name="P6">LAN <text:span text:style-name="T30">C</text:span> (<text:span text:style-name="T30">10</text:span>):</text:p>
      <text:p text:style-name="P1"/>
      <text:p text:style-name="P1">Quanti bit ci servono per indirizzare gli host? E quanti ne lasciamo per l’indirizzamento della rete?</text:p>
      <text:p text:style-name="P1"/>
      <text:p text:style-name="P4">Con <text:span text:style-name="T30">10</text:span> host minimo di <text:span text:style-name="T30">4</text:span> bit (<text:span text:style-name="T30">16</text:span>) 2<text:span text:style-name="T28">4</text:span></text:p>
      <text:p text:style-name="P4"><text:span text:style-name="T27"/></text:p>
      <text:p text:style-name="P1"><text:span text:style-name="T1">Dobbiamo fare la proiezione tra la LAN precedente e quella attuale per identificare il BIT significativo che va a modificare la LAN A per essere sicuri di non interferire</text:span></text:p>
      <text:p text:style-name="P1"><text:span text:style-name="T16"/></text:p>
      <text:p text:style-name="P1">LAN B: <text:span text:style-name="T18">192.168.0.10</text:span><text:span text:style-name="T20">0</text:span><text:span text:style-name="T16">0 0000/25</text:span></text:p>
      <text:p text:style-name="P1"><text:span text:style-name="T16"/></text:p>
      <text:p text:style-name="P1">LAN <text:span text:style-name="T30">C</text:span>: <text:span text:style-name="T18">192.168.0.</text:span><text:span text:style-name="T19">1</text:span><text:span text:style-name="T18">0</text:span><text:span text:style-name="T21">1</text:span><text:span text:style-name="T18">0</text:span><text:span text:style-name="T16"> 0000/25</text:span></text:p>
      <text:p text:style-name="P4"><text:span text:style-name="T26"/></text:p>
      <text:p text:style-name="P7">Indirizzo di rete (host a 0): <text:span text:style-name="T13">192.168.0.</text:span><text:span text:style-name="T14">160</text:span></text:p>
      <text:p text:style-name="P7">Subnetmask (net a 1): <text:span text:style-name="T13">255.255.255.</text:span><text:span text:style-name="T14">240</text:span></text:p>
      <text:p text:style-name="P1">GW <text:span text:style-name="T30">(primo indirizzo disp.)</text:span>: <text:span text:style-name="T13">192.168.0.</text:span><text:span text:style-name="T14">161</text:span></text:p>
      <text:p text:style-name="P1"><text:span text:style-name="T30">BC (host a 1):</text:span><text:span text:style-name="T14"> 192.168.0.175</text:span></text:p>
      <text:p text:style-name="P1"><text:span text:style-name="T1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AN <text:span text:style-name="T30">D</text:span> (<text:span text:style-name="T30">8</text:span>):</text:p>
      <text:p text:style-name="P1"/>
      <text:p text:style-name="P1">Quanti bit ci servono per indirizzare gli host? E quanti ne lasciamo per l’indirizzamento della rete?</text:p>
      <text:p text:style-name="P1"/>
      <text:p text:style-name="P2">DA NON PRENDERE UN NUMERO DI HOST UGUALE A QUELLI NECESSARI</text:p>
      <text:p text:style-name="P2">2 x BC &amp; NET + GW</text:p>
      <text:p text:style-name="P1"/>
      <text:p text:style-name="P4">Con <text:span text:style-name="T30">8</text:span> host minimo di <text:span text:style-name="T30">4</text:span> bit (<text:span text:style-name="T30">16</text:span>) 2<text:span text:style-name="T28">4</text:span><text:span text:style-name="T7"> </text:span><text:span text:style-name="T8">// </text:span><text:span text:style-name="T1">2</text:span><text:span text:style-name="T29">3 </text:span><text:span text:style-name="T9">NON BASTA</text:span><text:span text:style-name="T8"> </text:span></text:p>
      <text:p text:style-name="P4"><text:span text:style-name="T27"/></text:p>
      <text:p text:style-name="P1"><text:span text:style-name="T1">Dobbiamo fare la proiezione tra la LAN precedente e quella attuale per identificare il BIT significativo che va a modificare la LAN A per essere sicuri di non interferire</text:span></text:p>
      <text:p text:style-name="P1"><text:span text:style-name="T1"/></text:p>
      <text:p text:style-name="P1"><text:span text:style-name="T1">LAN </text:span><text:span text:style-name="T7">C</text:span><text:span text:style-name="T1">: </text:span><text:span text:style-name="T22">192.168.0.</text:span><text:span text:style-name="T23">1</text:span><text:span text:style-name="T22">0</text:span><text:span text:style-name="T23">1</text:span><text:span text:style-name="T25">0</text:span><text:span text:style-name="T5"> 0000/25</text:span></text:p>
      <text:p text:style-name="P1"><text:span text:style-name="T5"/></text:p>
      <text:p text:style-name="P1"><text:soft-page-break/><text:span text:style-name="T1">LAN </text:span><text:span text:style-name="T7">D</text:span><text:span text:style-name="T1">: </text:span><text:span text:style-name="T22">192.168.0.</text:span><text:span text:style-name="T23">1</text:span><text:span text:style-name="T22">0</text:span><text:span text:style-name="T23">1</text:span><text:span text:style-name="T25">1</text:span><text:span text:style-name="T5"> 0000/25</text:span></text:p>
      <text:p text:style-name="P1"><text:span text:style-name="T16"/></text:p>
      <text:p text:style-name="P1"><text:span text:style-name="T1">Indirizzo di rete (host a 0): </text:span><text:span text:style-name="T2">192.168.0.</text:span><text:span text:style-name="T4">176</text:span></text:p>
      <text:p text:style-name="P7">Subnetmask (net a 1): <text:span text:style-name="T13">255.255.255.</text:span><text:span text:style-name="T14">240</text:span></text:p>
      <text:p text:style-name="P1">GW: <text:span text:style-name="T13">192.168.0.</text:span><text:span text:style-name="T15">177</text:span></text:p>
      <text:p text:style-name="P1"><text:span text:style-name="T30">BC (host a 1):</text:span><text:span text:style-name="T14"> 192.168.0.</text:span><text:span text:style-name="T15">191</text:span></text:p>
      <text:p text:style-name="P1"><text:span text:style-name="T15"/></text:p>
      <text:p text:style-name="P6">L<text:span text:style-name="T31">INK</text:span> (<text:span text:style-name="T31">2</text:span>):</text:p>
      <text:p text:style-name="P1"/>
      <text:p text:style-name="P1">Quanti bit ci servono per indirizzare gli host? E quanti ne lasciamo per l’indirizzamento della rete?</text:p>
      <text:p text:style-name="P1"/>
      <text:p text:style-name="P2">DA NON PRENDERE UN NUMERO DI HOST UGUALE A QUELLI NECESSARI</text:p>
      <text:p text:style-name="P2">2 x BC &amp; NET + GW</text:p>
      <text:p text:style-name="P1"/>
      <text:p text:style-name="P4">Con <text:span text:style-name="T31">2</text:span> host minimo di <text:span text:style-name="T31">2</text:span> bit (<text:span text:style-name="T31">4</text:span>) 2<text:span text:style-name="T29">2</text:span></text:p>
      <text:p text:style-name="P4"><text:span text:style-name="T27"/></text:p>
      <text:p text:style-name="P1"><text:span text:style-name="T1">Dobbiamo fare la proiezione tra la LAN precedente e quella attuale per identificare il BIT significativo che va a modificare la LAN A per essere sicuri di non interferire</text:span></text:p>
      <text:p text:style-name="P1"><text:span text:style-name="T1"/></text:p>
      <text:p text:style-name="P1"><text:span text:style-name="T1">LAN </text:span><text:span text:style-name="T7">D</text:span><text:span text:style-name="T1">: </text:span><text:span text:style-name="T22">192.168.0.</text:span><text:span text:style-name="T23">1</text:span><text:span text:style-name="T22">0</text:span><text:span text:style-name="T23">11</text:span><text:span text:style-name="T5"> 0000/25</text:span></text:p>
      <text:p text:style-name="P1"><text:span text:style-name="T1"/></text:p>
      <text:p text:style-name="P1"><text:span text:style-name="T10">-LINK</text:span><text:span text:style-name="T1">: </text:span><text:span text:style-name="T22">192.168.0.</text:span><text:span text:style-name="T23">1</text:span><text:span text:style-name="T24">100</text:span><text:span text:style-name="T22"> 00</text:span><text:span text:style-name="T5">00/25</text:span></text:p>
      <text:p text:style-name="P2"><text:span text:style-name="T6"/></text:p>
      <text:p text:style-name="P1"><text:span text:style-name="T1">Indirizzo di rete (host a 0): </text:span><text:span text:style-name="T2">192.168.0.</text:span><text:span text:style-name="T4">192</text:span></text:p>
      <text:p text:style-name="P1"><text:span text:style-name="T4">Subnetmask (net a 1): 255.255.255.</text:span><text:span text:style-name="T3">2</text:span><text:span text:style-name="T4">5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8T08:39:46.646000000</dc:date>
    <meta:editing-duration>PT33S</meta:editing-duration>
    <meta:editing-cycles>1</meta:editing-cycles>
    <meta:document-statistic meta:table-count="0" meta:image-count="0" meta:object-count="0" meta:page-count="3" meta:paragraph-count="56" meta:word-count="511" meta:character-count="3033" meta:non-whitespace-character-count="2574"/>
    <meta:generator>LibreOffice/6.1.1.2$Windows_X86_64 LibreOffice_project/5d19a1bfa650b796764388cd8b33a5af1f5baa1b</meta:generator>
  </office:meta>
</office:document-meta>
</file>